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19*"/>
    </style:style>
    <style:style style:name="Таблица2.B" style:family="table-column">
      <style:table-column-properties style:column-width="4.113cm" style:rel-column-width="16336*"/>
    </style:style>
    <style:style style:name="Таблица2.C" style:family="table-column">
      <style:table-column-properties style:column-width="3.584cm" style:rel-column-width="14234*"/>
    </style:style>
    <style:style style:name="Таблица2.D" style:family="table-column">
      <style:table-column-properties style:column-width="7.313cm" style:rel-column-width="2904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2.092cm" style:rel-column-width="1186*"/>
    </style:style>
    <style:style style:name="Таблица3.B" style:family="table-column">
      <style:table-column-properties style:column-width="3.007cm" style:rel-column-width="1705*"/>
    </style:style>
    <style:style style:name="Таблица3.C" style:family="table-column">
      <style:table-column-properties style:column-width="2.91cm" style:rel-column-width="1650*"/>
    </style:style>
    <style:style style:name="Таблица3.D" style:family="table-column">
      <style:table-column-properties style:column-width="2.886cm" style:rel-column-width="1636*"/>
    </style:style>
    <style:style style:name="Таблица3.E" style:family="table-column">
      <style:table-column-properties style:column-width="2.854cm" style:rel-column-width="1618*"/>
    </style:style>
    <style:style style:name="Таблица3.F" style:family="table-column">
      <style:table-column-properties style:column-width="2.752cm" style:rel-column-width="156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Table">
      <style:paragraph-properties fo:keep-with-next="always"/>
      <style:text-properties fo:color="#000000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paragraph-rsid="0013326f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5" style:family="paragraph" style:parent-style-name="Standard">
      <style:text-properties fo:color="#000000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text-properties fo:color="#000000" officeooo:rsid="0018933d" officeooo:paragraph-rsid="0018933d"/>
    </style:style>
    <style:style style:name="P17" style:family="paragraph" style:parent-style-name="Standard">
      <style:text-properties fo:color="#000000" officeooo:rsid="0018933d" officeooo:paragraph-rsid="0069d243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136246" officeooo:paragraph-rsid="00136246" style:font-size-asian="12pt" style:font-name-complex="Times New Roman5" style:font-size-complex="12pt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58644b" officeooo:paragraph-rsid="0058644b" style:font-size-asian="12pt" style:font-name-complex="Times New Roman5" style:font-size-complex="12pt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58644b" officeooo:paragraph-rsid="0058e64c" style:font-size-asian="12pt" style:font-name-complex="Times New Roman5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58e64c" officeooo:paragraph-rsid="0058e64c" style:font-size-asian="12pt" style:font-name-complex="Times New Roman5" style:font-size-complex="12pt"/>
    </style:style>
    <style:style style:name="P23" style:family="paragraph" style:parent-style-name="Text_20_body">
      <style:text-properties fo:color="#000000"/>
    </style:style>
    <style:style style:name="P24" style:family="paragraph" style:parent-style-name="Листинг">
      <style:text-properties fo:color="#000000" officeooo:rsid="00136246" officeooo:paragraph-rsid="00659311"/>
    </style:style>
    <style:style style:name="P25" style:family="paragraph" style:parent-style-name="Листинг">
      <style:text-properties fo:color="#000000" officeooo:rsid="00136246" officeooo:paragraph-rsid="0069d243"/>
    </style:style>
    <style:style style:name="P26" style:family="paragraph" style:parent-style-name="Heading_20_1">
      <style:paragraph-properties fo:break-before="page"/>
      <style:text-properties fo:color="#000000" officeooo:rsid="000ef043" officeooo:paragraph-rsid="003724e9"/>
    </style:style>
    <style:style style:name="P27" style:family="paragraph" style:parent-style-name="Heading_20_2">
      <style:text-properties fo:color="#000000"/>
    </style:style>
    <style:style style:name="P28" style:family="paragraph" style:parent-style-name="Heading_20_2">
      <style:text-properties fo:color="#000000" officeooo:paragraph-rsid="003fe3a9"/>
    </style:style>
    <style:style style:name="P29" style:family="paragraph" style:parent-style-name="Heading_20_2">
      <style:text-properties fo:color="#000000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0" style:family="paragraph" style:parent-style-name="Heading_20_2">
      <style:text-properties fo:color="#000000" officeooo:paragraph-rsid="005b4f81"/>
    </style:style>
    <style:style style:name="P31" style:family="paragraph" style:parent-style-name="Heading_20_2">
      <style:text-properties officeooo:paragraph-rsid="007a4fa3"/>
    </style:style>
    <style:style style:name="P32" style:family="paragraph" style:parent-style-name="Heading_20_2">
      <style:paragraph-properties fo:break-before="page"/>
      <style:text-properties fo:color="#000000"/>
    </style:style>
    <style:style style:name="P3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767df9" officeooo:paragraph-rsid="00767df9" style:font-size-complex="14pt"/>
    </style:style>
    <style:style style:name="P35" style:family="paragraph" style:parent-style-name="Standard">
      <style:text-properties fo:color="#000000" style:font-name="Times New Roman" fo:font-size="14pt" fo:language="ru" fo:country="RU" officeooo:paragraph-rsid="00627050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 style:list-style-name="L3">
      <style:text-properties fo:color="#000000" style:font-name="Times New Roman" fo:font-size="14pt" fo:language="ru" fo:country="RU" officeooo:paragraph-rsid="00627050" style:font-size-asian="14pt" style:language-asian="ru" style:country-asian="RU" style:font-name-complex="Times New Roman5" style:font-size-complex="12pt" style:language-complex="ar" style:country-complex="SA"/>
    </style:style>
    <style:style style:name="P37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38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color="#000000" fo:font-size="12pt" style:font-size-asian="12pt" style:font-name-complex="Times New Roman5" style:font-size-complex="12pt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809336" officeooo:paragraph-rsid="00809336" style:font-size-asian="12pt" style:font-name-complex="Times New Roman5" style:font-size-complex="12pt"/>
    </style:style>
    <style:style style:name="P41" style:family="paragraph" style:parent-style-name="Text_20_body">
      <style:text-properties officeooo:rsid="007a4fa3" officeooo:paragraph-rsid="007a4fa3"/>
    </style:style>
    <style:style style:name="P42" style:family="paragraph" style:parent-style-name="Text_20_body">
      <style:text-properties officeooo:rsid="007ca343" officeooo:paragraph-rsid="007ca343"/>
    </style:style>
    <style:style style:name="P43" style:family="paragraph" style:parent-style-name="Text_20_body">
      <style:text-properties officeooo:rsid="007ca343" officeooo:paragraph-rsid="007e49fb"/>
    </style:style>
    <style:style style:name="P44" style:family="paragraph" style:parent-style-name="Text_20_body">
      <style:text-properties officeooo:rsid="007e49fb" officeooo:paragraph-rsid="007e49fb"/>
    </style:style>
    <style:style style:name="P45" style:family="paragraph" style:parent-style-name="Text_20_body">
      <style:text-properties officeooo:rsid="007fe117" officeooo:paragraph-rsid="007fe117"/>
    </style:style>
    <style:style style:name="P46" style:family="paragraph" style:parent-style-name="Листинг">
      <style:text-properties fo:color="#000000" officeooo:rsid="00136246" officeooo:paragraph-rsid="008423b5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683465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767d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5b4f81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79a04c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8264b2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style:font-size-complex="14pt"/>
    </style:style>
    <style:style style:name="T11" style:family="text">
      <style:text-properties style:font-name="Times New Roman" officeooo:rsid="003be71a" style:font-size-complex="14pt"/>
    </style:style>
    <style:style style:name="T12" style:family="text">
      <style:text-properties style:font-name="Times New Roman" officeooo:rsid="00633252" style:font-size-complex="14pt"/>
    </style:style>
    <style:style style:name="T13" style:family="text">
      <style:text-properties fo:color="#000000" style:font-name="Times New Roman" fo:font-size="14pt" officeooo:rsid="003cd4a0"/>
    </style:style>
    <style:style style:name="T14" style:family="text">
      <style:text-properties fo:color="#000000" style:font-name="Times New Roman" fo:font-size="14pt" fo:language="ru" fo:country="RU" fo:font-style="normal" fo:font-weight="normal" officeooo:rsid="00706a1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5" style:family="text">
      <style:text-properties fo:color="#000000" style:font-name="Times New Roman" fo:font-size="14pt" fo:language="ru" fo:country="RU" fo:font-style="normal" fo:font-weight="normal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6" style:family="text">
      <style:text-properties fo:color="#000000" style:font-name="Times New Roman" fo:font-size="14pt" fo:language="ru" fo:country="RU" fo:font-style="normal" fo:font-weight="normal" officeooo:rsid="0079a04c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7" style:family="text">
      <style:text-properties fo:color="#000000" style:font-name="Times New Roman" fo:font-size="14pt" fo:language="ru" fo:country="RU" fo:font-style="normal" fo:font-weight="normal" officeooo:rsid="007a3f8d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8" style:family="text">
      <style:text-properties fo:color="#000000" style:font-name="Times New Roman" fo:font-size="14pt" fo:language="ru" fo:country="RU" fo:font-style="normal" fo:font-weight="normal" officeooo:rsid="007a4fa3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9" style:family="text">
      <style:text-properties fo:color="#000000" style:font-name="Times New Roman" fo:font-size="14pt" fo:language="ru" fo:country="RU" fo:font-style="normal" fo:font-weight="normal" officeooo:rsid="007ca343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0" style:family="text">
      <style:text-properties fo:color="#000000" style:font-name="Times New Roman" fo:font-size="14pt" fo:language="ru" fo:country="RU" fo:font-style="italic" fo:font-weight="normal" officeooo:rsid="0079a04c" style:font-name-asian="Microsoft YaHei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21" style:family="text">
      <style:text-properties fo:color="#000000" style:font-name="Times New Roman" fo:font-size="14pt" fo:language="ru" fo:country="RU" fo:font-style="italic" fo:font-weight="normal" officeooo:rsid="007a3f8d" style:font-name-asian="Microsoft YaHei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22" style:family="text">
      <style:text-properties fo:color="#000000" style:font-name="Times New Roman" fo:font-size="14pt" fo:language="ru" fo:country="RU" fo:font-style="italic" fo:font-weight="normal" officeooo:rsid="007a4fa3" style:font-name-asian="Microsoft YaHei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23" style:family="text">
      <style:text-properties fo:color="#000000" style:font-name="Times New Roman" fo:font-size="14pt" officeooo:rsid="00767df9"/>
    </style:style>
    <style:style style:name="T24" style:family="text">
      <style:text-properties fo:color="#000000" style:font-name="Times New Roman" fo:font-size="14pt" officeooo:rsid="007864fd"/>
    </style:style>
    <style:style style:name="T25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6" style:family="text">
      <style:text-properties fo:font-variant="normal" fo:text-transform="none" fo:color="#000000" style:font-name="Times New Roman" fo:font-size="14pt" fo:language="ru" fo:country="RU" officeooo:rsid="00683465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7" style:family="text">
      <style:text-properties fo:font-variant="normal" fo:text-transform="none" fo:letter-spacing="normal" fo:font-style="normal" fo:font-weight="normal" officeooo:rsid="0061bb0f"/>
    </style:style>
    <style:style style:name="T28" style:family="text">
      <style:text-properties fo:font-variant="normal" fo:text-transform="none" fo:letter-spacing="normal" fo:font-style="normal" fo:font-weight="normal" officeooo:rsid="00627050"/>
    </style:style>
    <style:style style:name="T29" style:family="text">
      <style:text-properties fo:font-variant="normal" fo:text-transform="none" fo:letter-spacing="normal" fo:font-style="normal" fo:font-weight="normal" officeooo:rsid="0079a04c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69d243"/>
    </style:style>
    <style:style style:name="T32" style:family="text">
      <style:text-properties fo:language="en" fo:country="US" officeooo:rsid="0083329f"/>
    </style:style>
    <style:style style:name="T33" style:family="text">
      <style:text-properties officeooo:rsid="001b2153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36246" style:font-weight-asian="normal" style:font-weight-complex="normal"/>
    </style:style>
    <style:style style:name="T36" style:family="text">
      <style:text-properties fo:font-weight="normal" officeooo:rsid="0025a4f4" style:font-weight-asian="normal" style:font-weight-complex="normal"/>
    </style:style>
    <style:style style:name="T37" style:family="text">
      <style:text-properties officeooo:rsid="003be71a"/>
    </style:style>
    <style:style style:name="T38" style:family="text">
      <style:text-properties officeooo:rsid="005a822c"/>
    </style:style>
    <style:style style:name="T39" style:family="text">
      <style:text-properties officeooo:rsid="0069d243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7e49fb" style:font-style-asian="italic" style:font-style-complex="italic"/>
    </style:style>
    <style:style style:name="T42" style:family="text">
      <style:text-properties officeooo:rsid="007e49fb"/>
    </style:style>
    <style:style style:name="T43" style:family="text">
      <style:text-properties officeooo:rsid="00879b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<text:span text:style-name="T37">Л</text:span>ЭТИ» им. В.И. Ульянова (Ленина)</text:p>
      <text:p text:style-name="P6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Book_20_Title"><text:span text:style-name="T1">отчет</text:span></text:span></text:p>
      <text:p text:style-name="P11"><text:span text:style-name="T2">по лабораторной работе №</text:span><text:span text:style-name="T3">2</text:span></text:p>
      <text:p text:style-name="P11"><text:span text:style-name="T2">по дисциплине «</text:span><text:span text:style-name="T4">Информатика</text:span><text:span text:style-name="T2">»</text:span></text:p>
      <text:p text:style-name="P4"><text:span text:style-name="Book_20_Title"><text:span text:style-name="T25">Тема: </text:span></text:span><text:span text:style-name="Book_20_Title"><text:span text:style-name="T26">Машина Тьюринга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10">Студент гр. </text:span><text:span text:style-name="T11">2</text:span><text:span text:style-name="T12">381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9">И<text:span text:style-name="T37">льясов</text:span> <text:span text:style-name="T37">М</text:span>.<text:span text:style-name="T37">Р</text:span>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34">Шевская Н.В.</text:p>
          </table:table-cell>
        </table:table-row>
      </table:table>
      <text:p text:style-name="P8"/>
      <text:p text:style-name="P8"/>
      <text:p text:style-name="P8">Санкт-Петербург</text:p>
      <text:p text:style-name="P14">20<text:span text:style-name="T37">22</text:span></text:p>
      <text:h text:style-name="P32" text:outline-level="2">Цель работы</text:h>
      <text:p text:style-name="Text_20_body"><text:span text:style-name="T13">И</text:span><text:span text:style-name="T23">зучить принцип действия машины Тьюринга, реализовать механизм работы на языке программирования Python 3 и написать программу по тексту задания </text:span><text:span text:style-name="T24">для закрепления полученных знаний.</text:span></text:p>
      <text:h text:style-name="P27" text:outline-level="2">Задание</text:h>
      <text:p text:style-name="P35"><text:span text:style-name="T27">Вариант </text:span><text:span text:style-name="T28">№</text:span><text:span text:style-name="T29">4</text:span><text:span text:style-name="T27">.</text:span><text:span text:style-name="T28"> На вход программе подается строка неизвестной длины. Каждый элемент является значением в ячейке памяти ленты Машины Тьюринга.</text:span></text:p>
      <text:p text:style-name="P35"><text:span text:style-name="T28">На ленте находится последовательность латинских букв из алфавита {a, b, c}, которая начинается с символа 'a'.</text:span></text:p>
      <text:p text:style-name="P35"><text:span text:style-name="T28">Напишите программу, которая оборачивает исходную строку. Результат работы алгоритма - исходная последовательность символов в обратном порядке.</text:span></text:p>
      <text:p text:style-name="P35"><text:span text:style-name="T28">Указатель на текущее состояние Машины Тьюринга изначально находится слева от строки с символами (но не на первом ее символе). По обе стороны от строки находятся пробелы.</text:span></text:p>
      <text:p text:style-name="P35"><text:span text:style-name="T28">Алфавит (можно расширять при необходимости):</text:span></text:p>
      <text:list xml:id="list850065901" text:style-name="L3">
        <text:list-item>
          <text:p text:style-name="P36"><text:span text:style-name="T28">a</text:span></text:p>
        </text:list-item>
        <text:list-item>
          <text:p text:style-name="P36"><text:span text:style-name="T28">b</text:span></text:p>
        </text:list-item>
        <text:list-item>
          <text:p text:style-name="P36"><text:span text:style-name="T28">c</text:span></text:p>
        </text:list-item>
        <text:list-item>
          <text:p text:style-name="P36"><text:span text:style-name="T28">" " (пробел)</text:span></text:p>
        </text:list-item>
      </text:list>
      <text:p text:style-name="P35"><text:span text:style-name="T28">Соглашения:</text:span></text:p>
      <text:p text:style-name="P35"><text:span text:style-name="T28">1. Направление движения автомата может быть одно из R (направо), L (налево), N (неподвижно).</text:span></text:p>
      <text:p text:style-name="P35"><text:span text:style-name="T28">2. Гарантируется, что длинна строки не менее 5 символов и не более 13.</text:span></text:p>
      <text:p text:style-name="P35"><text:span text:style-name="T28">3. В середине строки не могут встретиться пробелы.</text:span></text:p>
      <text:p text:style-name="P35"><text:span text:style-name="T28">4. При удалении или вставке символов направление сдвигов подстрок не принципиально (т. е. результат работы алгоритма может быть сдвинут по ленте в любую ее сторону на любое число символов).</text:span></text:p>
      <text:p text:style-name="P35"><text:soft-page-break/><text:span text:style-name="T28">5. Курсор по окончании работы алгоритма может находиться на любом символе.</text:span></text:p>
      <text:p text:style-name="P35"><text:span text:style-name="T28">Ваша программа должна вывести полученную ленту после завершения работы.</text:span></text:p>
      <text:p text:style-name="P35"><text:span text:style-name="T28">В отчет включите таблицу состояний. Отдельно кратко опишите каждое состояние, например:</text:span></text:p>
      <text:p text:style-name="P35"><text:span text:style-name="T28">q1 - начальное состояние, которое необходимо, чтобы обнаружить конец строки.</text:span></text:p>
      <text:h text:style-name="P28" text:outline-level="2">Выполнение работы</text:h>
      <text:h text:style-name="P31" text:outline-level="2"><text:span text:style-name="T14">1. </text:span><text:span text:style-name="T16">Инициализация вспомогательных переменных и объявление дополнительных функций. Строка </text:span><text:span text:style-name="T20">alf</text:span><text:span text:style-name="T16"> содержит алфавит </text:span><text:span text:style-name="T20">„ #abc“</text:span><text:span text:style-name="T16"> (был добавлен один дополнительный символ </text:span><text:span text:style-name="T20">„#“</text:span><text:span text:style-name="T16">), словарь </text:span><text:span text:style-name="T20">tape</text:span><text:span text:style-name="T16">, где ключ - позиция на ленте, а значение — соответствующий ему символ задаётся входными данными через </text:span><text:span text:style-name="T20">dict(enumerate(input()))</text:span><text:span text:style-name="T16">. </text:span><text:span text:style-name="T17">Функция </text:span><text:span text:style-name="T21">current </text:span><text:span text:style-name="T17">возвращает символ из словаря по индексу, с заполнением пробелом, в случае отсутствия ключа в ассоциативном массиве. Функция </text:span><text:span text:style-name="T21">upd </text:span><text:span text:style-name="T17">производит </text:span><text:span text:style-name="T21">dict.update() </text:span><text:span text:style-name="T17">c возвратом копии (стандартная функция изменяет сам словарь и возвращает </text:span><text:span text:style-name="T21">None</text:span><text:span text:style-name="T17">).</text:span><text:span text:style-name="T16"> </text:span><text:span text:style-name="T17">Переменные </text:span><text:span text:style-name="T21">L</text:span><text:span text:style-name="T17">, </text:span><text:span text:style-name="T21">N</text:span><text:span text:style-name="T17">, </text:span><text:span text:style-name="T21">R <text:s/></text:span><text:span text:style-name="T17">задаются значениями </text:span><text:span text:style-name="T21">-1</text:span><text:span text:style-name="T17">, </text:span><text:span text:style-name="T21">0</text:span><text:span text:style-name="T17">, </text:span><text:span text:style-name="T21">1 </text:span><text:span text:style-name="T17">и обозначают сдвиг индекса </text:span><text:span text:style-name="T18">автомата при перемещении. Лямбда-функции </text:span><text:span text:style-name="T22">move_rigth </text:span><text:span text:style-name="T18">и </text:span><text:span text:style-name="T22">move_left </text:span><text:span text:style-name="T18">созданы для сокращения записи при составлении таблицы, возвращают на основе состояния </text:span><text:span text:style-name="T22">state </text:span><text:span text:style-name="T18">строку таблицы, реализующую циклический сдвиг автомата вправо и влево соответственно. Функция </text:span><text:span text:style-name="T22">show() </text:span><text:span text:style-name="T18">выводит итоговое значение ленты, через прохождение циклом </text:span><text:span text:style-name="T22">for </text:span><text:span text:style-name="T18">по ключам </text:span><text:span text:style-name="T22">tape</text:span><text:span text:style-name="T18">.</text:span></text:h>
      <text:p text:style-name="P41"><text:span text:style-name="T15">2. Написание таблицы и реализация работы машины Тьюринга</text:span></text:p>
      <text:h text:style-name="P31" text:outline-level="2"><text:span text:style-name="T18"><text:s/></text:span><text:span text:style-name="T19">Таблица состояний:</text:span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TableLine94284169950944">
          <table:table-cell table:style-name="Таблица3.A1" office:value-type="string">
            <text:p text:style-name="P39">состояние</text:p>
          </table:table-cell>
          <table:table-cell table:style-name="Таблица3.A1" office:value-type="string">
            <text:p text:style-name="P37">' '</text:p>
          </table:table-cell>
          <table:table-cell table:style-name="Таблица3.A1" office:value-type="string">
            <text:p text:style-name="P37">'#'</text:p>
          </table:table-cell>
          <table:table-cell table:style-name="Таблица3.A1" office:value-type="string">
            <text:p text:style-name="P37">'a'</text:p>
          </table:table-cell>
          <table:table-cell table:style-name="Таблица3.A1" office:value-type="string">
            <text:p text:style-name="P37">'b'</text:p>
          </table:table-cell>
          <table:table-cell table:style-name="Таблица3.F1" office:value-type="string">
            <text:p text:style-name="P37">'c'</text:p>
          </table:table-cell>
        </table:table-row>
        <table:table-row table:style-name="TableLine94284169950944">
          <table:table-cell table:style-name="Таблица3.A2" office:value-type="string">
            <text:p text:style-name="P39">'start'</text:p>
          </table:table-cell>
          <table:table-cell table:style-name="Таблица3.A2" office:value-type="string">
            <text:p text:style-name="P39">&lt;' ', R, 'start'&gt;</text:p>
          </table:table-cell>
          <table:table-cell table:style-name="Таблица3.A2" office:value-type="string">
            <text:p text:style-name="P39">&lt;'#', R, 'start'&gt;</text:p>
          </table:table-cell>
          <table:table-cell table:style-name="Таблица3.A2" office:value-type="string">
            <text:p text:style-name="P39">&lt;'a', R, 'get'&gt;</text:p>
          </table:table-cell>
          <table:table-cell table:style-name="Таблица3.A2" office:value-type="string">
            <text:p text:style-name="P39">&lt;'b', R, 'start'&gt;</text:p>
          </table:table-cell>
          <table:table-cell table:style-name="Таблица3.F2" office:value-type="string">
            <text:p text:style-name="P39">&lt;'c', R, 'start'&gt;</text:p>
          </table:table-cell>
        </table:table-row>
        <table:table-row table:style-name="TableLine94284169950944">
          <table:table-cell table:style-name="Таблица3.A2" office:value-type="string">
            <text:p text:style-name="P39">'get'</text:p>
          </table:table-cell>
          <table:table-cell table:style-name="Таблица3.A2" office:value-type="string">
            <text:p text:style-name="P39">&lt;' ', L, 'clean'&gt;</text:p>
          </table:table-cell>
          <table:table-cell table:style-name="Таблица3.A2" office:value-type="string">
            <text:p text:style-name="P39">&lt;'#', R, 'get'&gt;</text:p>
          </table:table-cell>
          <table:table-cell table:style-name="Таблица3.A2" office:value-type="string">
            <text:p text:style-name="P39">&lt;'#', L,'put_a'&gt;</text:p>
          </table:table-cell>
          <table:table-cell table:style-name="Таблица3.A2" office:value-type="string">
            <text:p text:style-name="P39">&lt;'#', L,'put_b'&gt;</text:p>
          </table:table-cell>
          <table:table-cell table:style-name="Таблица3.F2" office:value-type="string">
            <text:p text:style-name="P39">&lt;'#', L,'put_c'&gt;</text:p>
          </table:table-cell>
        </table:table-row>
        <text:soft-page-break/>
        <table:table-row table:style-name="TableLine94284169950944">
          <table:table-cell table:style-name="Таблица3.A2" office:value-type="string">
            <text:p text:style-name="P39">'put_a'</text:p>
          </table:table-cell>
          <table:table-cell table:style-name="Таблица3.A2" office:value-type="string">
            <text:p text:style-name="P39">&lt;'a', R,'find_#'&gt;</text:p>
          </table:table-cell>
          <table:table-cell table:style-name="Таблица3.A2" office:value-type="string">
            <text:p text:style-name="P39">&lt;'#', L, 'put_a'&gt;</text:p>
          </table:table-cell>
          <table:table-cell table:style-name="Таблица3.A2" office:value-type="string">
            <text:p text:style-name="P39">&lt;'a', L, 'put_a'&gt;</text:p>
          </table:table-cell>
          <table:table-cell table:style-name="Таблица3.A2" office:value-type="string">
            <text:p text:style-name="P39">&lt;'b', L, 'put_a'&gt;</text:p>
          </table:table-cell>
          <table:table-cell table:style-name="Таблица3.F2" office:value-type="string">
            <text:p text:style-name="P39">&lt;'c', L, 'put_a'&gt;</text:p>
          </table:table-cell>
        </table:table-row>
        <table:table-row table:style-name="TableLine94284169950944">
          <table:table-cell table:style-name="Таблица3.A2" office:value-type="string">
            <text:p text:style-name="P39">'put_b'</text:p>
          </table:table-cell>
          <table:table-cell table:style-name="Таблица3.A2" office:value-type="string">
            <text:p text:style-name="P39">&lt;'b', R, 'find_#'&gt;</text:p>
          </table:table-cell>
          <table:table-cell table:style-name="Таблица3.A2" office:value-type="string">
            <text:p text:style-name="P39">&lt;'#', L, 'put_b'&gt;</text:p>
          </table:table-cell>
          <table:table-cell table:style-name="Таблица3.A2" office:value-type="string">
            <text:p text:style-name="P39">&lt;'a', L,'put_b'&gt;</text:p>
          </table:table-cell>
          <table:table-cell table:style-name="Таблица3.A2" office:value-type="string">
            <text:p text:style-name="P39">&lt;'b', L, 'put_b'&gt;</text:p>
          </table:table-cell>
          <table:table-cell table:style-name="Таблица3.F2" office:value-type="string">
            <text:p text:style-name="P39">&lt;'c', L,'put_b'&gt;</text:p>
          </table:table-cell>
        </table:table-row>
        <table:table-row table:style-name="TableLine94284169950944">
          <table:table-cell table:style-name="Таблица3.A2" office:value-type="string">
            <text:p text:style-name="P39">'put_c'</text:p>
          </table:table-cell>
          <table:table-cell table:style-name="Таблица3.A2" office:value-type="string">
            <text:p text:style-name="P39">&lt;'c', R, 'find_#'&gt;</text:p>
          </table:table-cell>
          <table:table-cell table:style-name="Таблица3.A2" office:value-type="string">
            <text:p text:style-name="P39">&lt;'#', L, 'put_c'&gt;</text:p>
          </table:table-cell>
          <table:table-cell table:style-name="Таблица3.A2" office:value-type="string">
            <text:p text:style-name="P39">&lt;'a', L, 'put_c'&gt;</text:p>
          </table:table-cell>
          <table:table-cell table:style-name="Таблица3.A2" office:value-type="string">
            <text:p text:style-name="P39">&lt;'b', L, 'put_c'&gt;</text:p>
          </table:table-cell>
          <table:table-cell table:style-name="Таблица3.F2" office:value-type="string">
            <text:p text:style-name="P39">&lt;'c', L,'put_c'&gt;</text:p>
          </table:table-cell>
        </table:table-row>
        <table:table-row table:style-name="TableLine94284169950944">
          <table:table-cell table:style-name="Таблица3.A2" office:value-type="string">
            <text:p text:style-name="P39">'find_#'</text:p>
          </table:table-cell>
          <table:table-cell table:style-name="Таблица3.A2" office:value-type="string">
            <text:p text:style-name="P39">&lt;' ', R,'find_#'&gt;</text:p>
          </table:table-cell>
          <table:table-cell table:style-name="Таблица3.A2" office:value-type="string">
            <text:p text:style-name="P39">&lt;'#', R, 'get'&gt;</text:p>
          </table:table-cell>
          <table:table-cell table:style-name="Таблица3.A2" office:value-type="string">
            <text:p text:style-name="P39">&lt;'a', R,'find_#'&gt;</text:p>
          </table:table-cell>
          <table:table-cell table:style-name="Таблица3.A2" office:value-type="string">
            <text:p text:style-name="P39">&lt;'b',R,'find_#'&gt;</text:p>
          </table:table-cell>
          <table:table-cell table:style-name="Таблица3.F2" office:value-type="string">
            <text:p text:style-name="P39">&lt;'c',R,'find_#'&gt;</text:p>
          </table:table-cell>
        </table:table-row>
        <table:table-row table:style-name="TableLine94284169950944">
          <table:table-cell table:style-name="Таблица3.A2" office:value-type="string">
            <text:p text:style-name="P39">'clean'</text:p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>&lt;' ', L, 'clean'&gt;</text:p>
          </table:table-cell>
          <table:table-cell table:style-name="Таблица3.A2" office:value-type="string">
            <text:p text:style-name="P39">&lt;'a', N, 'end'&gt;</text:p>
          </table:table-cell>
          <table:table-cell table:style-name="Таблица3.A2" office:value-type="string">
            <text:p text:style-name="P39"/>
          </table:table-cell>
          <table:table-cell table:style-name="Таблица3.F2" office:value-type="string">
            <text:p text:style-name="P39"/>
          </table:table-cell>
        </table:table-row>
        <table:table-row table:style-name="TableLine94284169950944">
          <table:table-cell table:style-name="Таблица3.A2" office:value-type="string">
            <text:p text:style-name="P39">'end'</text:p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F2" office:value-type="string">
            <text:p text:style-name="P39"/>
          </table:table-cell>
        </table:table-row>
      </table:table>
      <text:p text:style-name="P42"/>
      <text:p text:style-name="P42"><text:span text:style-name="T40">start</text:span> – <text:span text:style-name="T42">стартовое состояние </text:span>для поиска открывающего символа <text:span text:style-name="T40">„a“</text:span>. При получении автомат переходит в состояние <text:span text:style-name="T40">„get“</text:span>.</text:p>
      <text:p text:style-name="P43"><text:span text:style-name="T40">get</text:span> – состояние поиска среди символов <text:span text:style-name="T42">первого, </text:span>который не является служебным <text:span text:style-name="T42">символом </text:span><text:span text:style-name="T40">«#»</text:span>. В случае, если <text:span text:style-name="T42">таких символов нет, автомат переходит в состояние clean, иначе символ заменяется «#» и идёт переход в </text:span><text:span text:style-name="T41">put_a</text:span><text:span text:style-name="T42">, </text:span><text:span text:style-name="T41">put_b</text:span><text:span text:style-name="T42"> или </text:span><text:span text:style-name="T41">put_c</text:span><text:span text:style-name="T42">.</text:span></text:p>
      <text:p text:style-name="P43"><text:span text:style-name="T41">put_a</text:span><text:span text:style-name="T42">, </text:span><text:span text:style-name="T41">put_b</text:span><text:span text:style-name="T42">, </text:span><text:span text:style-name="T41">put_c</text:span><text:span text:style-name="T42"> – состояния, для переноса соответствующих символов влево (посредством чего реализуется инверсия строки). Идёт движение (переход влево с заменой видимого символа на него самого) до первого пробела, на место которого ставится </text:span><text:span text:style-name="T41">„a“</text:span><text:span text:style-name="T42">, </text:span><text:span text:style-name="T41">„b“</text:span><text:span text:style-name="T42"> или </text:span><text:span text:style-name="T41">„c“</text:span><text:span text:style-name="T42">.</text:span></text:p>
      <text:p text:style-name="P44"><text:span text:style-name="T40">clean</text:span> — состояние, для замены <text:span text:style-name="T40">„#“</text:span> на пробелы. Переходит в <text:span text:style-name="T40">end</text:span> при пробеле.</text:p>
      <text:p text:style-name="P44"><text:span text:style-name="T40">end</text:span> – конец работы программы.</text:p>
      <text:p text:style-name="P45">Далее в программе реализован цикл <text:span text:style-name="T40">while</text:span>, вызывающий <text:span text:style-name="T40">current()</text:span> для получения видимого символа, с последующим получением нужной строки состояний в <text:span text:style-name="T40">table</text:span>. Обновляется состояние <text:span text:style-name="T40">state</text:span>, записывается <text:span text:style-name="T40">delta</text:span> и сдвигается <text:span text:style-name="T40">index</text:span> на соотве<text:span text:style-name="T43">т</text:span>ствующее значение. Обработка продолжается до состояния <text:s/><text:span text:style-name="T40">„end“</text:span>, после чего лента выводится на экран.</text:p>
      <text:p text:style-name="P13"><text:span text:style-name="T8">Р</text:span><text:span text:style-name="T6">азработанный программный код см. </text:span><text:span text:style-name="T5">в приложении А.</text:span></text:p>
      <text:h text:style-name="P29" text:outline-level="2"><text:span text:style-name="T38">Т</text:span>естирование</text:h>
      <text:p text:style-name="P23"><text:span text:style-name="T35">Ре</text:span><text:span text:style-name="T34">зультаты </text:span><text:span text:style-name="T36">тестирования представлены в табл. 1.</text:span></text:p>
      <text:p text:style-name="P3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284119456592">
          <table:table-cell table:style-name="Таблица2.A1" office:value-type="string">
            <text:p text:style-name="P19">№ п/п</text:p>
          </table:table-cell>
          <table:table-cell table:style-name="Таблица2.A1" office:value-type="string">
            <text:p text:style-name="P19">Входные данные</text:p>
          </table:table-cell>
          <table:table-cell table:style-name="Таблица2.A1" office:value-type="string">
            <text:p text:style-name="P19">Выходные данные</text:p>
          </table:table-cell>
          <table:table-cell table:style-name="Таблица2.D1" office:value-type="string">
            <text:p text:style-name="P19">Комментарии</text:p>
          </table:table-cell>
        </table:table-row>
        <table:table-row table:style-name="TableLine94284119578592">
          <table:table-cell table:style-name="Таблица2.A2" office:value-type="string">
            <text:list xml:id="list2975481897" text:style-name="L1">
              <text:list-item>
                <text:p text:style-name="P38"/>
              </text:list-item>
            </text:list>
          </table:table-cell>
          <table:table-cell table:style-name="Таблица2.A2" office:value-type="string">
            <text:p text:style-name="P20"><text:s text:c="2"/>aaabbbccc <text:s/></text:p>
          </table:table-cell>
          <table:table-cell table:style-name="Таблица2.A2" office:value-type="string">
            <text:p text:style-name="P21">cccbbbaaa <text:s text:c="3"/></text:p>
          </table:table-cell>
          <table:table-cell table:style-name="Таблица2.D2" office:value-type="string">
            <text:p text:style-name="P40">верная обработка</text:p>
          </table:table-cell>
        </table:table-row>
        <text:soft-page-break/>
        <table:table-row table:style-name="TableLine94284119579664">
          <table:table-cell table:style-name="Таблица2.A2" office:value-type="string">
            <text:list xml:id="list234247906229623" text:continue-numbering="true" text:style-name="L1">
              <text:list-item>
                <text:p text:style-name="P38"/>
              </text:list-item>
            </text:list>
          </table:table-cell>
          <table:table-cell table:style-name="Таблица2.A2" office:value-type="string">
            <text:p text:style-name="P22"><text:s text:c="2"/>abcabcabcabca <text:s text:c="2"/></text:p>
          </table:table-cell>
          <table:table-cell table:style-name="Таблица2.A2" office:value-type="string">
            <text:p text:style-name="P21">acbacbacbacba <text:s text:c="13"/></text:p>
          </table:table-cell>
          <table:table-cell table:style-name="Таблица2.D2" office:value-type="string">
            <text:p text:style-name="P40">крайний случай (макс. 13 символов)</text:p>
          </table:table-cell>
        </table:table-row>
        <table:table-row table:style-name="TableLine94284119580656">
          <table:table-cell table:style-name="Таблица2.A2" office:value-type="string">
            <text:list xml:id="list234247786401651" text:continue-numbering="true" text:style-name="L1">
              <text:list-item>
                <text:p text:style-name="P38"/>
              </text:list-item>
            </text:list>
          </table:table-cell>
          <table:table-cell table:style-name="Таблица2.A2" office:value-type="string">
            <text:p text:style-name="P22"><text:s text:c="2"/>abbca </text:p>
          </table:table-cell>
          <table:table-cell table:style-name="Таблица2.A2" office:value-type="string">
            <text:p text:style-name="P22">acbba </text:p>
          </table:table-cell>
          <table:table-cell table:style-name="Таблица2.D2" office:value-type="string">
            <text:p text:style-name="P40">крайний случай (мин. 5 символов)</text:p>
          </table:table-cell>
        </table:table-row>
      </table:table>
      <text:p text:style-name="P15"/>
      <text:h text:style-name="P30" text:outline-level="2">Выводы</text:h>
      <text:p text:style-name="P13"><text:span text:style-name="T7">Был</text:span><text:span text:style-name="T9">и изучены основы машины Тьюринга, принцип её действия. Была сделана реализация автомата на Python. Составлена программа для машины Тьюринга, осуществляющая разворот строки. </text:span></text:p>
      <text:h text:style-name="P26" text:outline-level="1">Приложение А<text:line-break/>Исходный код программы</text:h>
      <text:p text:style-name="P16"><text:span text:style-name="T33">Название</text:span> файла: <text:span text:style-name="T31">menu</text:span><text:span text:style-name="T30">.</text:span><text:span text:style-name="T32">py</text:span></text:p>
      <text:p text:style-name="P46">alf = ' #abc'</text:p>
      <text:p text:style-name="P46">tape = dict(enumerate(input()))</text:p>
      <text:p text:style-name="P46"/>
      <text:p text:style-name="P46">def current():</text:p>
      <text:p text:style-name="P46"><text:tab/>simbol = tape.get(index,' ')</text:p>
      <text:p text:style-name="P46"><text:tab/>tape.update({index: simbol})</text:p>
      <text:p text:style-name="P46"><text:tab/>return simbol</text:p>
      <text:p text:style-name="P46"/>
      <text:p text:style-name="P46">def upd(d1, d2):</text:p>
      <text:p text:style-name="P46"><text:tab/>d = d1.copy()</text:p>
      <text:p text:style-name="P46"><text:tab/>d.update(d2)</text:p>
      <text:p text:style-name="P46"><text:tab/>return d</text:p>
      <text:p text:style-name="P46"/>
      <text:p text:style-name="P46">L, N, R = [-1,0,1]</text:p>
      <text:p text:style-name="P46"/>
      <text:p text:style-name="P46">move_rigth = lambda state: {a:[a, R, state] for a in alf}</text:p>
      <text:p text:style-name="P46">move_left = lambda state: {a:[a, L, state] for a in alf}</text:p>
      <text:p text:style-name="P46"/>
      <text:p text:style-name="P46">table = {</text:p>
      <text:p text:style-name="P46"><text:tab/>'start': upd(move_rigth('start'), {'a': ['a', R,'get']}),</text:p>
      <text:p text:style-name="P46"><text:tab/>'get': upd({'#':['#',R,'get'], ' ':[' ', L, 'clean']}, {x:['#', L, f'put_{x}'] for x in alf[2:]}),</text:p>
      <text:p text:style-name="P46"><text:tab/></text:p>
      <text:p text:style-name="P46"><text:tab/>**{f'put_{x}': upd(move_left(f'put_{x}'), {' ': [x, R, 'find_#']}) for x in alf[2:]},</text:p>
      <text:p text:style-name="P46"><text:tab/></text:p>
      <text:p text:style-name="P46"><text:tab/>'find_#': upd(move_rigth('find_#'), {'#': ['#', R, 'get']}),</text:p>
      <text:p text:style-name="P46"><text:tab/>'clean': {'#':[' ', L, 'clean'], 'a':['a', N, 'end']},</text:p>
      <text:p text:style-name="P46"><text:tab/>'end': {},</text:p>
      <text:p text:style-name="P46">}</text:p>
      <text:p text:style-name="P46"/>
      <text:p text:style-name="P46">"""</text:p>
      <text:p text:style-name="P46">#Таблица в явном виде:</text:p>
      <text:p text:style-name="P46"/>
      <text:p text:style-name="P46">def show_table():</text:p>
      <text:p text:style-name="P46"><text:tab/>print('table = {')</text:p>
      <text:p text:style-name="P46"><text:tab/>for k in list(table.keys()):</text:p>
      <text:p text:style-name="P46"><text:tab/><text:tab/>print('\t'+f"'{k}': {table[k]}")</text:p>
      <text:p text:style-name="P46"><text:tab/>print('}')</text:p>
      <text:p text:style-name="P46"/>
      <text:p text:style-name="P46">table = {</text:p>
      <text:p text:style-name="P46"><text:tab/>'start': {' ': [' ', 1, 'start'], '#': ['#', 1, 'start'], 'a': ['a', 1, 'get'], 'b': ['b', 1, 'start'], 'c': ['c', 1, 'start']}</text:p>
      <text:p text:style-name="P46"><text:tab/>'get': {'#': ['#', 1, 'get'], ' ': [' ', -1, 'clean'], 'a': ['#', -1, 'put_a'], 'b': ['#', -1, 'put_b'], 'c': ['#', -1, 'put_c']}</text:p>
      <text:p text:style-name="P46"><text:tab/>'put_a': {' ': ['a', 1, 'find_#'], '#': ['#', -1, 'put_a'], 'a': ['a', -1, 'put_a'], 'b': ['b', -1, 'put_a'], 'c': ['c', -1, 'put_a']}</text:p>
      <text:p text:style-name="P46"><text:soft-page-break/><text:tab/>'put_b': {' ': ['b', 1, 'find_#'], '#': ['#', -1, 'put_b'], 'a': ['a', -1, 'put_b'], 'b': ['b', -1, 'put_b'], 'c': ['c', -1, 'put_b']}</text:p>
      <text:p text:style-name="P46"><text:tab/>'put_c': {' ': ['c', 1, 'find_#'], '#': ['#', -1, 'put_c'], 'a': ['a', -1, 'put_c'], 'b': ['b', -1, 'put_c'], 'c': ['c', -1, 'put_c']}</text:p>
      <text:p text:style-name="P46"><text:tab/>'find_#': {' ': [' ', 1, 'find_#'], '#': ['#', 1, 'get'], 'a': ['a', 1, 'find_#'], 'b': ['b', 1, 'find_#'], 'c': ['c', 1, 'find_#']}</text:p>
      <text:p text:style-name="P46"><text:tab/>'clean': {'#': [' ', -1, 'clean'], 'a': ['a', 0, 'end']}</text:p>
      <text:p text:style-name="P46"><text:tab/>'end': {}</text:p>
      <text:p text:style-name="P46">}</text:p>
      <text:p text:style-name="P46"/>
      <text:p text:style-name="P46">show_table()</text:p>
      <text:p text:style-name="P46">"""</text:p>
      <text:p text:style-name="P46"/>
      <text:p text:style-name="P46">def show():</text:p>
      <text:p text:style-name="P46"><text:tab/>for k in sorted(list(tape.keys())):</text:p>
      <text:p text:style-name="P46"><text:tab/><text:tab/>print(tape[k], end='')</text:p>
      <text:p text:style-name="P46"><text:tab/>print('',end='\n')</text:p>
      <text:p text:style-name="P46"/>
      <text:p text:style-name="P46"/>
      <text:p text:style-name="P46">index = 0</text:p>
      <text:p text:style-name="P46">state = 'start'</text:p>
      <text:p text:style-name="P46">while state != 'end':</text:p>
      <text:p text:style-name="P46"><text:tab/>tape[index], delta, state = table[state][current()]</text:p>
      <text:p text:style-name="P46"><text:tab/>index += delta</text:p>
      <text:p text:style-name="P46">show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10H37M4S</meta:editing-duration>
    <meta:editing-cycles>70</meta:editing-cycles>
    <meta:generator>LibreOffice/6.4.7.2$Linux_X86_64 LibreOffice_project/40$Build-2</meta:generator>
    <dc:date>2022-12-18T23:42:46.139237328</dc:date>
    <meta:document-statistic meta:table-count="3" meta:image-count="0" meta:object-count="0" meta:page-count="7" meta:paragraph-count="169" meta:word-count="1022" meta:character-count="7045" meta:non-whitespace-character-count="6119"/>
  </office:meta>
</office:document-meta>
</file>